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bbe33d" fo:padding="0.097cm" fo:border="0.5pt solid #000000">
        <style:background-image/>
      </style:table-cell-properties>
    </style:style>
    <style:style style:name="P1" style:family="paragraph" style:parent-style-name="Table_20_Contents">
      <style:text-properties style:font-name="Nimbus Mono PS"/>
    </style:style>
    <style:style style:name="P2" style:family="paragraph" style:parent-style-name="Table_20_Contents">
      <style:paragraph-properties fo:text-align="center" style:justify-single-word="false"/>
      <style:text-properties style:font-name="Nimbus Mono P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">Jaume Bosch Pons, secretari de l'Ajuntament de Ciutadella,</text:p>
            <text:p text:style-name="P1"/>
            <text:p text:style-name="P1"/>
            <text:p text:style-name="P1">CERTIFIC: Que, d'acord amb els antecedents que consten en els ar-</text:p>
            <text:p text:style-name="P1">xius d'aquest departament, el senyor Pere Anglada Pons, amb DNI núm.</text:p>
            <text:p text:style-name="P1">1444777S, ha treballat en aquest ajuntament com a auxiliar adminis-</text:p>
            <text:p text:style-name="P1">tratiu del 2 de febrer al 30 de juny de 2004.</text:p>
            <text:p text:style-name="P1"/>
            <text:p text:style-name="P1">I, perquè consti, sign aquest certificat amb el vistiplau del batle.</text:p>
            <text:p text:style-name="P1"/>
            <text:p text:style-name="P1">Ciutadella, 5 de juliol de 2004</text:p>
            <text:p text:style-name="P1"/>
            <text:p text:style-name="P1">[rúbrica]</text:p>
            <text:p text:style-name="P1"/>
            <text:p text:style-name="P2">Vist i plau</text:p>
            <text:p text:style-name="P2">El batle</text:p>
            <text:p text:style-name="P2">[rúbrica]</text:p>
            <text:p text:style-name="P2">Gerard Vinent Sint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2:33:39.326024683</meta:creation-date>
    <dc:date>2025-10-29T12:35:18.826479194</dc:date>
    <meta:editing-duration>PT1M40S</meta:editing-duration>
    <meta:editing-cycles>1</meta:editing-cycles>
    <meta:document-statistic meta:table-count="1" meta:image-count="0" meta:object-count="0" meta:page-count="1" meta:paragraph-count="12" meta:word-count="78" meta:character-count="459" meta:non-whitespace-character-count="393"/>
    <meta:generator>LibreOffice/25.2.6.2$Linux_X86_64 LibreOffice_project/40d1a0e1d5bdf1afaeae24d9ece32bbb00fa66a4</meta:generator>
  </office:meta>
</office:document-meta>
</file>